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99cc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: 6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50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1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9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48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5034" calcext:value-type="float">
            <text:p>98.5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61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70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79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6688" calcext:value-type="float">
            <text:p>97.66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86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92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98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04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12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6571" calcext:value-type="float">
            <text:p>99.6571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31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41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47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53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59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65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3.6601" calcext:value-type="float">
            <text:p>73.6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71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8595" calcext:value-type="float">
            <text:p>91.8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77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84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91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0.1239" calcext:value-type="float">
            <text:p>70.1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97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07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7.1511" calcext:value-type="float">
            <text:p>87.1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17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8.3086" calcext:value-type="float">
            <text:p>68.3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29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2559" calcext:value-type="float">
            <text:p>93.2559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363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55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62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6.485" calcext:value-type="float">
            <text:p>96.485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70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5.2029" calcext:value-type="float">
            <text:p>75.2029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79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85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0.8286" calcext:value-type="float">
            <text:p>70.8286</text:p>
          </table:table-cell>
          <table:table-cell table:style-name="ce1" office:value-type="string" calcext:value-type="string">
            <text:p><text:s/>FAILURE 3</text:p>
          </table:table-cell>
          <table:table-cell table:style-name="Default"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8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04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6.4269" calcext:value-type="float">
            <text:p>96.4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10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5.4864" calcext:value-type="float">
            <text:p>95.4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16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3127" calcext:value-type="float">
            <text:p>95.3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25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3.9359" calcext:value-type="float">
            <text:p>93.9359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31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8.6361" calcext:value-type="float">
            <text:p>98.6361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375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46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8.9167" calcext:value-type="float">
            <text:p>88.9167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53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3.666" calcext:value-type="float">
            <text:p>83.6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590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6.4275" calcext:value-type="float">
            <text:p>86.4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5:08:50.142751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5:12:00.32357657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60" meta:object-count="0"/>
  </office:meta>
</office:document-meta>
</file>